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nlo" svg:font-family="Menlo, Monaco, 'Courier New', Courier,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style:font-face style:name="sohne" svg:font-family="sohne, 'Helvetica Neue', Helvetica, Arial, sans-serif"/>
    <style:font-face style:name="source-serif-pro" svg:font-family="source-serif-pro, Georgia, Cambria, 'Times New Roman', Times, serif"/>
  </office:font-face-decls>
  <office:automatic-styles>
    <style:style style:name="P1" style:family="paragraph" style:parent-style-name="Heading_20_1">
      <style:paragraph-properties fo:margin-left="0in" fo:margin-right="0in" style:line-height-at-least="0.4165in" fo:orphans="2" fo:widows="2" fo:text-indent="0in" style:auto-text-indent="false"/>
      <style:text-properties fo:font-variant="normal" fo:text-transform="none" fo:color="#cecac3" loext:opacity="100%" style:font-name="sohne" fo:font-size="24pt" fo:letter-spacing="normal" fo:font-style="normal" fo:font-weight="bold"/>
    </style:style>
    <style:style style:name="P2" style:family="paragraph" style:parent-style-name="Heading_20_2">
      <style:paragraph-properties fo:margin-left="0.3335in" fo:margin-right="0.3335in" fo:margin-top="0in" fo:margin-bottom="0in" style:contextual-spacing="false" style:line-height-at-least="0.25in" fo:text-indent="0in" style:auto-text-indent="false"/>
    </style:style>
    <style:style style:name="P3" style:family="paragraph" style:parent-style-name="Preformatted_20_Text">
      <loext:graphic-properties draw:fill="solid" draw:fill-color="#1f2223" draw:opacity="100%"/>
      <style:paragraph-properties fo:margin-left="0.3335in" fo:margin-right="0.3335in" fo:margin-top="0.5835in" fo:margin-bottom="0in" style:contextual-spacing="false" fo:line-height="118%" fo:text-indent="0in" style:auto-text-indent="false" fo:background-color="#1f2223" fo:padding="0in" fo:border="none"/>
      <style:text-properties fo:font-variant="normal" fo:text-transform="none" fo:color="#cecac3" loext:opacity="100%" style:font-name="Menlo" fo:font-size="12pt" fo:font-style="normal" fo:font-weight="normal"/>
    </style:style>
    <style:style style:name="P4" style:family="paragraph" style:parent-style-name="Preformatted_20_Text">
      <loext:graphic-properties draw:fill="solid" draw:fill-color="#1f2223" draw:opacity="100%"/>
      <style:paragraph-properties fo:margin-left="0.3335in" fo:margin-right="0.3335in" fo:margin-top="0.5835in" fo:margin-bottom="0in" style:contextual-spacing="false" fo:line-height="118%" fo:text-indent="0in" style:auto-text-indent="false" fo:background-color="#1f2223" fo:padding="0in" fo:border="none"/>
      <style:text-properties fo:font-variant="normal" fo:text-transform="none" fo:color="#cecac3" loext:opacity="100%"/>
    </style:style>
    <style:style style:name="P5" style:family="paragraph" style:parent-style-name="Text_20_body">
      <style:paragraph-properties fo:margin-top="0in" fo:margin-bottom="0in" style:contextual-spacing="false"/>
    </style:style>
    <style:style style:name="P6" style:family="paragraph" style:parent-style-name="Text_20_body">
      <style:paragraph-properties fo:margin-left="0.3335in" fo:margin-right="0.3335in" fo:margin-top="0in" fo:margin-bottom="0in" style:contextual-spacing="false" style:line-height-at-least="0.3335in" fo:text-indent="0in" style:auto-text-indent="false"/>
      <style:text-properties fo:font-variant="normal" fo:text-transform="none" fo:color="#cecac3" loext:opacity="100%" style:font-name="source-serif-pro" fo:font-size="15pt" fo:font-style="normal" fo:font-weight="normal"/>
    </style:style>
    <style:style style:name="P7" style:family="paragraph" style:parent-style-name="Text_20_body" style:list-style-name="L4">
      <style:paragraph-properties fo:margin-left="0.6457in" fo:margin-right="0.3335in" fo:margin-top="0in" fo:margin-bottom="0in" style:contextual-spacing="false" style:line-height-at-least="0.2917in" fo:text-indent="0in" style:auto-text-indent="false" fo:padding="0in" fo:border="none"/>
      <style:text-properties fo:font-variant="normal" fo:text-transform="none" fo:color="#cecac3" loext:opacity="100%" style:font-name="source-serif-pro" fo:font-size="15pt" fo:font-style="normal" fo:font-weight="normal"/>
    </style:style>
    <style:style style:name="P8" style:family="paragraph" style:parent-style-name="Text_20_body" style:list-style-name="L6">
      <style:paragraph-properties fo:margin-left="0.6457in" fo:margin-right="0.3335in" fo:margin-top="0in" fo:margin-bottom="0in" style:contextual-spacing="false" style:line-height-at-least="0.2917in" fo:text-indent="0in" style:auto-text-indent="false" fo:padding="0in" fo:border="none"/>
      <style:text-properties fo:font-variant="normal" fo:text-transform="none" fo:color="#cecac3" loext:opacity="100%" style:font-name="source-serif-pro" fo:font-size="15pt" fo:font-style="normal" fo:font-weight="normal"/>
    </style:style>
    <style:style style:name="P9" style:family="paragraph" style:parent-style-name="Text_20_body" style:list-style-name="L7">
      <style:paragraph-properties fo:margin-left="0.6457in" fo:margin-right="0.3335in" fo:margin-top="0in" fo:margin-bottom="0in" style:contextual-spacing="false" style:line-height-at-least="0.2917in" fo:text-indent="0in" style:auto-text-indent="false" fo:padding="0in" fo:border="none"/>
      <style:text-properties fo:font-variant="normal" fo:text-transform="none" fo:color="#cecac3" loext:opacity="100%" style:font-name="source-serif-pro" fo:font-size="15pt" fo:font-style="normal" fo:font-weight="normal"/>
    </style:style>
    <style:style style:name="P10" style:family="paragraph" style:parent-style-name="Text_20_body" style:list-style-name="L8">
      <style:paragraph-properties fo:margin-left="0.6457in" fo:margin-right="0.3335in" fo:margin-top="0in" fo:margin-bottom="0in" style:contextual-spacing="false" style:line-height-at-least="0.2917in" fo:text-indent="0in" style:auto-text-indent="false" fo:padding="0in" fo:border="none"/>
      <style:text-properties fo:font-variant="normal" fo:text-transform="none" fo:color="#cecac3" loext:opacity="100%" style:font-name="source-serif-pro" fo:font-size="15pt" fo:font-style="normal" fo:font-weight="normal"/>
    </style:style>
    <style:style style:name="P11" style:family="paragraph" style:parent-style-name="Text_20_body" style:list-style-name="L9">
      <style:paragraph-properties fo:margin-left="0.6457in" fo:margin-right="0.3335in" fo:margin-top="0in" fo:margin-bottom="0in" style:contextual-spacing="false" style:line-height-at-least="0.2917in" fo:text-indent="0in" style:auto-text-indent="false" fo:padding="0in" fo:border="none"/>
      <style:text-properties fo:font-variant="normal" fo:text-transform="none" fo:color="#cecac3" loext:opacity="100%" style:font-name="source-serif-pro" fo:font-size="15pt" fo:font-style="normal" fo:font-weight="normal"/>
    </style:style>
    <style:style style:name="P12" style:family="paragraph" style:parent-style-name="Text_20_body">
      <style:paragraph-properties fo:margin-left="0.3335in" fo:margin-right="0.3335in" fo:margin-top="0in" fo:margin-bottom="0in" style:contextual-spacing="false" style:line-height-at-least="0.3335in" fo:text-indent="0in" style:auto-text-indent="false"/>
    </style:style>
    <style:style style:name="P13" style:family="paragraph" style:parent-style-name="Text_20_body" style:list-style-name="L1">
      <style:paragraph-properties fo:margin-left="0.6457in" fo:margin-right="0.3335in" fo:margin-top="0in" fo:margin-bottom="0in" style:contextual-spacing="false" style:line-height-at-least="0.2917in" fo:text-indent="0in" style:auto-text-indent="false" fo:padding="0in" fo:border="none"/>
    </style:style>
    <style:style style:name="P14" style:family="paragraph" style:parent-style-name="Text_20_body" style:list-style-name="L2">
      <style:paragraph-properties fo:margin-left="0.6457in" fo:margin-right="0.3335in" fo:margin-top="0in" fo:margin-bottom="0in" style:contextual-spacing="false" style:line-height-at-least="0.2917in" fo:text-indent="0in" style:auto-text-indent="false" fo:padding="0in" fo:border="none"/>
    </style:style>
    <style:style style:name="P15" style:family="paragraph" style:parent-style-name="Text_20_body" style:list-style-name="L3">
      <style:paragraph-properties fo:margin-left="0.6457in" fo:margin-right="0.3335in" fo:margin-top="0in" fo:margin-bottom="0in" style:contextual-spacing="false" style:line-height-at-least="0.2917in" fo:text-indent="0in" style:auto-text-indent="false" fo:padding="0in" fo:border="none"/>
    </style:style>
    <style:style style:name="P16" style:family="paragraph" style:parent-style-name="Text_20_body" style:list-style-name="L4">
      <style:paragraph-properties fo:margin-left="0.6457in" fo:margin-right="0.3335in" fo:margin-top="0in" fo:margin-bottom="0in" style:contextual-spacing="false" style:line-height-at-least="0.2917in" fo:text-indent="0in" style:auto-text-indent="false" fo:padding="0in" fo:border="none"/>
    </style:style>
    <style:style style:name="P17" style:family="paragraph" style:parent-style-name="Text_20_body" style:list-style-name="L5">
      <style:paragraph-properties fo:margin-left="0.6457in" fo:margin-right="0.3335in" fo:margin-top="0in" fo:margin-bottom="0in" style:contextual-spacing="false" style:line-height-at-least="0.2917in" fo:text-indent="0in" style:auto-text-indent="false" fo:padding="0in" fo:border="none"/>
    </style:style>
    <style:style style:name="P18" style:family="paragraph" style:parent-style-name="Text_20_body" style:list-style-name="L6">
      <style:paragraph-properties fo:margin-left="0.6457in" fo:margin-right="0.3335in" fo:margin-top="0in" fo:margin-bottom="0in" style:contextual-spacing="false" style:line-height-at-least="0.2917in" fo:text-indent="0in" style:auto-text-indent="false" fo:padding="0in" fo:border="none"/>
    </style:style>
    <style:style style:name="P19" style:family="paragraph" style:parent-style-name="Text_20_body" style:list-style-name="L8">
      <style:paragraph-properties fo:margin-left="0.6457in" fo:margin-right="0.3335in" fo:margin-top="0in" fo:margin-bottom="0in" style:contextual-spacing="false" style:line-height-at-least="0.2917in" fo:text-indent="0in" style:auto-text-indent="false" fo:padding="0in" fo:border="none"/>
    </style:style>
    <style:style style:name="P20" style:family="paragraph" style:parent-style-name="Text_20_body" style:list-style-name="L9">
      <style:paragraph-properties fo:margin-left="0.6457in" fo:margin-right="0.3335in" fo:margin-top="0in" fo:margin-bottom="0in" style:contextual-spacing="false" style:line-height-at-least="0.2917in" fo:text-indent="0in" style:auto-text-indent="false" fo:padding="0in" fo:border="none"/>
    </style:style>
    <style:style style:name="P21" style:family="paragraph" style:parent-style-name="Text_20_body" style:list-style-name="L10">
      <style:paragraph-properties fo:margin-left="0.6457in" fo:margin-right="0.3335in" fo:margin-top="0in" fo:margin-bottom="0in" style:contextual-spacing="false" style:line-height-at-least="0.2917in" fo:text-indent="0in" style:auto-text-indent="false" fo:padding="0in" fo:border="none"/>
    </style:style>
    <style:style style:name="P22" style:family="paragraph" style:parent-style-name="Text_20_body" style:list-style-name="L11">
      <style:paragraph-properties fo:margin-left="0.6457in" fo:margin-right="0.3335in" fo:margin-top="0in" fo:margin-bottom="0in" style:contextual-spacing="false" style:line-height-at-least="0.2917in" fo:text-indent="0in" style:auto-text-indent="false" fo:padding="0in" fo:border="none"/>
    </style:style>
    <style:style style:name="P23" style:family="paragraph" style:parent-style-name="Text_20_body" style:list-style-name="L12">
      <style:paragraph-properties fo:margin-left="0.6457in" fo:margin-right="0.3335in" fo:margin-top="0in" fo:margin-bottom="0in" style:contextual-spacing="false" style:line-height-at-least="0.2917in" fo:text-indent="0in" style:auto-text-indent="false" fo:padding="0in" fo:border="none"/>
    </style:style>
    <style:style style:name="P24" style:family="paragraph" style:parent-style-name="Text_20_body">
      <style:paragraph-properties fo:margin-left="0in" fo:margin-right="0in" fo:margin-top="0in" fo:margin-bottom="0in" style:contextual-spacing="false" style:line-height-at-least="0.2083in" fo:orphans="0" fo:text-indent="0in" style:auto-text-indent="false"/>
      <style:text-properties fo:color="#9e9689" loext:opacity="100%" style:font-name="sohne" fo:font-size="9.75pt" fo:font-weight="normal" fo:background-color="#181a1b" loext:padding="0in" loext:border="none"/>
    </style:style>
    <style:style style:name="P25" style:family="paragraph" style:parent-style-name="Text_20_body">
      <style:paragraph-properties fo:margin-left="0.3335in" fo:margin-right="0.3335in" fo:margin-top="0in" fo:margin-bottom="0.0972in" style:contextual-spacing="false" fo:orphans="2" fo:widows="2" fo:text-indent="0in" style:auto-text-indent="false"/>
    </style:style>
    <style:style style:name="T1" style:family="text">
      <style:text-properties fo:font-variant="normal" fo:text-transform="none" fo:color="#cecac3" loext:opacity="100%" style:font-name="sohne" fo:font-size="15pt" fo:letter-spacing="normal" fo:font-style="normal" style:text-underline-style="solid" style:text-underline-width="auto" style:text-underline-color="font-color" fo:font-weight="bold"/>
    </style:style>
    <style:style style:name="T2" style:family="text">
      <style:text-properties fo:font-variant="normal" fo:text-transform="none" fo:color="#cecac3" loext:opacity="100%" style:font-name="sohne" fo:font-size="15pt" fo:letter-spacing="normal" fo:font-style="normal" fo:font-weight="bold"/>
    </style:style>
    <style:style style:name="T3" style:family="text">
      <style:text-properties fo:font-variant="normal" fo:text-transform="none" fo:color="#cecac3" loext:opacity="100%" style:font-name="source-serif-pro" fo:font-size="15pt" fo:font-style="normal" style:text-underline-style="solid" style:text-underline-width="auto" style:text-underline-color="font-color" fo:font-weight="normal"/>
    </style:style>
    <style:style style:name="T4" style:family="text">
      <style:text-properties fo:font-variant="normal" fo:text-transform="none" fo:color="#cecac3" loext:opacity="100%" style:font-name="source-serif-pro" fo:font-size="15pt" fo:font-style="normal" fo:font-weight="normal"/>
    </style:style>
    <style:style style:name="T5" style:family="text">
      <style:text-properties fo:font-variant="normal" fo:text-transform="none" fo:color="#cecac3" loext:opacity="100%" style:font-name="source-serif-pro" fo:font-size="15pt" fo:font-style="normal" fo:font-weight="bold"/>
    </style:style>
    <style:style style:name="T6" style:family="text">
      <style:text-properties fo:font-variant="normal" fo:text-transform="none" fo:color="#cecac3" loext:opacity="100%" style:font-name="source-serif-pro" fo:font-size="15pt" fo:font-style="italic" fo:font-weight="normal"/>
    </style:style>
    <style:style style:name="T7" style:family="text">
      <style:text-properties fo:font-variant="normal" fo:text-transform="none" fo:color="#cecac3" loext:opacity="100%" style:font-name="source-serif-pro" fo:font-size="15pt" fo:font-style="italic" fo:font-weight="bold"/>
    </style:style>
    <style:style style:name="T8" style:family="text">
      <style:text-properties fo:font-variant="normal" fo:text-transform="none" fo:color="#cecac3" loext:opacity="100%" style:font-name="source-serif-pro" fo:font-size="15pt" fo:font-style="italic" style:text-underline-style="solid" style:text-underline-width="auto" style:text-underline-color="font-color" fo:font-weight="normal"/>
    </style:style>
    <style:style style:name="T9" style:family="text">
      <style:text-properties fo:font-variant="normal" fo:text-transform="none" fo:color="#cecac3" loext:opacity="100%" style:font-name="Menlo" fo:font-size="11.25pt" fo:font-style="normal" fo:font-weight="normal" fo:background-color="#1f2223" loext:char-shading-value="0" loext:padding="0in" loext:border="none"/>
    </style:style>
    <style:style style:name="T10" style:family="text">
      <style:text-properties fo:font-variant="normal" fo:text-transform="none" fo:color="#cecac3" loext:opacity="100%" style:font-name="Menlo" fo:font-size="11.25pt" fo:font-style="normal" style:text-underline-style="solid" style:text-underline-width="auto" style:text-underline-color="font-color" fo:font-weight="normal" fo:background-color="#1f2223" loext:char-shading-value="0" loext:padding="0in" loext:border="none"/>
    </style:style>
    <style:style style:name="T11" style:family="text">
      <style:text-properties fo:font-variant="normal" fo:text-transform="none" fo:color="#cecac3" loext:opacity="100%" style:font-name="Menlo" fo:font-size="11.25pt" fo:font-style="italic" fo:font-weight="normal" fo:background-color="#1f2223" loext:char-shading-value="0" loext:padding="0in" loext:border="none"/>
    </style:style>
    <style:style style:name="T12" style:family="text">
      <style:text-properties fo:font-variant="normal" fo:text-transform="none" fo:color="#cecac3" loext:opacity="100%" style:font-name="inherit" fo:font-size="11.25pt" fo:font-style="normal" fo:font-weight="bold" fo:background-color="#1f2223" loext:char-shading-value="0" loext:padding="0in" loext:border="none"/>
    </style:style>
    <style:style style:name="T13" style:family="text">
      <style:text-properties style:font-name="Menlo" fo:font-size="12pt" fo:font-style="normal" fo:font-weight="normal"/>
    </style:style>
    <text:list-style style:name="L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d3c4"/>Running Highly Available Apps on Kubernetes</text:h>
      <text:p text:style-name="P5"/>
      <text:p text:style-name="P6"><text:bookmark text:name="39a4"/>As Kubernetes becomes the de-facto standard for deploying applications, many of us are either running our applications on Kubernetes or trying to migrate to Kubernetes. In this blog post, I will go through some tips for running highly available applications on Kubernetes.</text:p>
      <text:h text:style-name="P2" text:outline-level="2"><text:bookmark text:name="e35e"/><text:a xlink:type="simple" xlink:href="https://kubernetes.io/" office:target-frame-name="_blank" xlink:show="new" text:style-name="Internet_20_link" text:visited-style-name="Visited_20_Internet_20_Link"><text:span text:style-name="T1">Kubernetes</text:span></text:a><text:span text:style-name="T2">:</text:span></text:h>
      <text:p text:style-name="P12"><text:bookmark text:name="6ed8"/><text:a xlink:type="simple" xlink:href="https://kubernetes.io/docs/concepts/overview/what-is-kubernetes/" office:target-frame-name="_blank" xlink:show="new" text:style-name="Internet_20_link" text:visited-style-name="Visited_20_Internet_20_Link"><text:span text:style-name="T3">Kubernetes</text:span></text:a><text:span text:style-name="T4">, also known as K8s, is an open-source system for automating the deployment, scaling, and management of containerized applications. It is designed on the same principles that allow Google to run billions of containers a week, Kubernetes can scale without increasing your ops team.</text:span></text:p>
      <text:h text:style-name="P2" text:outline-level="2"><text:bookmark text:name="bead"/><text:a xlink:type="simple" xlink:href="https://www.digitalocean.com/community/tutorials/what-is-high-availability" office:target-frame-name="_blank" xlink:show="new" text:style-name="Internet_20_link" text:visited-style-name="Visited_20_Internet_20_Link"><text:span text:style-name="T1">High Availability</text:span></text:a><text:span text:style-name="T2">:</text:span></text:h>
      <text:p text:style-name="P12"><text:bookmark text:name="78ae"/><text:span text:style-name="T4">In computing, the term </text:span><text:span text:style-name="Emphasis"><text:span text:style-name="T6">availability</text:span></text:span><text:span text:style-name="T4"> is used to describe the period when a service is available, as well as the time required by a system to respond to a request made by a user. High availability is a quality of a system or component that assures a high level of operational performance for a given period of time.</text:span></text:p>
      <text:p text:style-name="P6"><text:bookmark text:name="ab8d"/>When running applications on Kubernetes, you can follow these points to make your applications highly available</text:p>
      <text:list xml:id="list271901984" text:style-name="L1">
        <text:list-item>
          <text:p text:style-name="P13"><text:bookmark text:name="bc3d"/><text:span text:style-name="Strong_20_Emphasis"><text:span text:style-name="T5">Don’t manage </text:span></text:span><text:span text:style-name="Source_20_Text"><text:span text:style-name="Strong_20_Emphasis"><text:span text:style-name="T12">Pod</text:span></text:span></text:span><text:span text:style-name="Strong_20_Emphasis"><text:span text:style-name="T5">directly. Instead, use </text:span></text:span><text:span text:style-name="Strong_20_Emphasis"><text:span text:style-name="Emphasis"><text:span text:style-name="T7">workload resources</text:span></text:span></text:span><text:span text:style-name="Strong_20_Emphasis"><text:span text:style-name="T5"> that manage a set of pods on your behalf.</text:span></text:span></text:p>
        </text:list-item>
      </text:list>
      <text:p text:style-name="P12"><text:bookmark text:name="62ef"/><text:span text:style-name="T4">In Kubernetes, a </text:span><text:span text:style-name="Source_20_Text"><text:span text:style-name="T9">Pod</text:span></text:span><text:span text:style-name="T4"> represents a set of running </text:span><text:a xlink:type="simple" xlink:href="https://kubernetes.io/docs/concepts/containers/" office:target-frame-name="_blank" xlink:show="new" text:style-name="Internet_20_link" text:visited-style-name="Visited_20_Internet_20_Link"><text:span text:style-name="T3">containers</text:span></text:a><text:span text:style-name="T4"> on your cluster. Kubernetes pods have a </text:span><text:a xlink:type="simple" xlink:href="https://kubernetes.io/docs/concepts/workloads/pods/pod-lifecycle/" office:target-frame-name="_blank" xlink:show="new" text:style-name="Internet_20_link" text:visited-style-name="Visited_20_Internet_20_Link"><text:span text:style-name="T3">defined lifecycle</text:span></text:a><text:span text:style-name="T4">. For example, once a pod is running in your cluster then a critical fault on the </text:span><text:a xlink:type="simple" xlink:href="https://kubernetes.io/docs/concepts/architecture/nodes/" office:target-frame-name="_blank" xlink:show="new" text:style-name="Internet_20_link" text:visited-style-name="Visited_20_Internet_20_Link"><text:span text:style-name="T3">node</text:span></text:a><text:span text:style-name="T4"> where that pod is running means that all the pods on that node fail. Kubernetes treats that level of failure as </text:span><text:soft-page-break/><text:span text:style-name="T4">final: you would need to create a new </text:span><text:span text:style-name="Source_20_Text"><text:span text:style-name="T9">Pod</text:span></text:span><text:span text:style-name="T4"> to recover, even if the node later becomes healthy.</text:span></text:p>
      <text:p text:style-name="P12"><text:bookmark text:name="bf7e"/><text:span text:style-name="T4">However, you don’t need to manage each </text:span><text:span text:style-name="Source_20_Text"><text:span text:style-name="T9">Pod</text:span></text:span><text:span text:style-name="T4"> directly. Instead, you can use </text:span><text:span text:style-name="Emphasis"><text:span text:style-name="T6">workload resources</text:span></text:span><text:span text:style-name="T4"> that manage a set of pods on your behalf. These resources configure </text:span><text:a xlink:type="simple" xlink:href="https://kubernetes.io/docs/concepts/architecture/controller/" office:target-frame-name="_blank" xlink:show="new" text:style-name="Internet_20_link" text:visited-style-name="Visited_20_Internet_20_Link"><text:span text:style-name="T3">controllers</text:span></text:a><text:span text:style-name="T4"> that make sure the right number of the right kind of pods are running, to match the state you specified.</text:span></text:p>
      <text:p text:style-name="P6"><text:bookmark text:name="46fa"/>Kubernetes provides several built-in workload resources:</text:p>
      <text:list xml:id="list1913727601" text:style-name="L2">
        <text:list-item>
          <text:p text:style-name="P14"><text:bookmark text:name="d792"/><text:a xlink:type="simple" xlink:href="https://kubernetes.io/docs/concepts/workloads/controllers/deployment/" office:target-frame-name="_blank" xlink:show="new" text:style-name="Internet_20_link" text:visited-style-name="Visited_20_Internet_20_Link"><text:span text:style-name="T3">Deployment</text:span></text:a><text:span text:style-name="T4"> and </text:span><text:a xlink:type="simple" xlink:href="https://kubernetes.io/docs/concepts/workloads/controllers/replicaset/" office:target-frame-name="_blank" xlink:show="new" text:style-name="Internet_20_link" text:visited-style-name="Visited_20_Internet_20_Link"><text:span text:style-name="T3">ReplicaSet</text:span></text:a><text:span text:style-name="T4">: </text:span><text:span text:style-name="Source_20_Text"><text:span text:style-name="T9">Deployment</text:span></text:span><text:span text:style-name="T4"> is a good fit for managing a stateless application workload on your cluster, where any </text:span><text:span text:style-name="Source_20_Text"><text:span text:style-name="T9">Pod</text:span></text:span><text:span text:style-name="T4"> in the </text:span><text:span text:style-name="Source_20_Text"><text:span text:style-name="T9">Deployment</text:span></text:span><text:span text:style-name="T4"> is interchangeable and can be replaced if needed.</text:span></text:p>
        </text:list-item>
        <text:list-item>
          <text:p text:style-name="P14"><text:bookmark text:name="26e9"/><text:a xlink:type="simple" xlink:href="https://kubernetes.io/docs/concepts/workloads/controllers/statefulset/" office:target-frame-name="_blank" xlink:show="new" text:style-name="Internet_20_link" text:visited-style-name="Visited_20_Internet_20_Link"><text:span text:style-name="T3">StatefulSet</text:span></text:a><text:span text:style-name="T4">: Let's you run one or more related Pods that do track state somehow. </text:span><text:span text:style-name="Source_20_Text"><text:span text:style-name="T9">StatefuleSet</text:span></text:span><text:span text:style-name="T4"> matches each </text:span><text:span text:style-name="Source_20_Text"><text:span text:style-name="T9">Pod</text:span></text:span><text:span text:style-name="T4">with </text:span><text:a xlink:type="simple" xlink:href="https://kubernetes.io/docs/concepts/storage/persistent-volumes/" office:target-frame-name="_blank" xlink:show="new" text:style-name="Internet_20_link" text:visited-style-name="Visited_20_Internet_20_Link"><text:span text:style-name="Source_20_Text"><text:span text:style-name="T10">PersistentVolume</text:span></text:span></text:a><text:span text:style-name="T4"> to persist the data. This is useful for stateful applications which manage states for example Databases, Queues, etc.</text:span></text:p>
        </text:list-item>
        <text:list-item>
          <text:p text:style-name="P14"><text:bookmark text:name="e323"/><text:a xlink:type="simple" xlink:href="https://kubernetes.io/docs/concepts/workloads/controllers/daemonset/" office:target-frame-name="_blank" xlink:show="new" text:style-name="Internet_20_link" text:visited-style-name="Visited_20_Internet_20_Link"><text:span text:style-name="T3">DaemonSet</text:span></text:a><text:span text:style-name="T4">: Defines </text:span><text:span text:style-name="Source_20_Text"><text:span text:style-name="T9">Pods</text:span></text:span><text:span text:style-name="T4"> that provide node-local facilities. It schedules a </text:span><text:span text:style-name="Source_20_Text"><text:span text:style-name="T9">Pod</text:span></text:span><text:span text:style-name="T4"> for the </text:span><text:span text:style-name="Source_20_Text"><text:span text:style-name="T9">DaemonSet</text:span></text:span><text:span text:style-name="T4"> onto every node which matches </text:span><text:span text:style-name="Source_20_Text"><text:span text:style-name="T9">DaemonSet</text:span></text:span><text:span text:style-name="T4"> the specification.</text:span></text:p>
        </text:list-item>
        <text:list-item>
          <text:p text:style-name="P14"><text:bookmark text:name="5c1e"/><text:a xlink:type="simple" xlink:href="https://kubernetes.io/docs/concepts/workloads/controllers/job/" office:target-frame-name="_blank" xlink:show="new" text:style-name="Internet_20_link" text:visited-style-name="Visited_20_Internet_20_Link"><text:span text:style-name="T3">Job</text:span></text:a><text:span text:style-name="T4"> and </text:span><text:a xlink:type="simple" xlink:href="https://kubernetes.io/docs/concepts/workloads/controllers/cron-jobs/" office:target-frame-name="_blank" xlink:show="new" text:style-name="Internet_20_link" text:visited-style-name="Visited_20_Internet_20_Link"><text:span text:style-name="T3">CronJob</text:span></text:a><text:span text:style-name="T4">: Define tasks that run to completion and then stop. Jobs represent one-off tasks, whereas </text:span><text:span text:style-name="Source_20_Text"><text:span text:style-name="T9">CronJobs</text:span></text:span><text:span text:style-name="T4"> recur according to a schedule.</text:span></text:p>
        </text:list-item>
      </text:list>
      <text:p text:style-name="P12"><text:bookmark text:name="baa0"/><text:span text:style-name="Emphasis"><text:span text:style-name="T6">When using workload resources like </text:span></text:span><text:span text:style-name="Source_20_Text"><text:span text:style-name="Emphasis"><text:span text:style-name="T11">Deployment</text:span></text:span></text:span><text:span text:style-name="Emphasis"><text:span text:style-name="T4"> </text:span></text:span><text:span text:style-name="Emphasis"><text:span text:style-name="T6">or </text:span></text:span><text:span text:style-name="Source_20_Text"><text:span text:style-name="Emphasis"><text:span text:style-name="T11">StatefulSet</text:span></text:span></text:span><text:span text:style-name="Emphasis"><text:span text:style-name="T4"> </text:span></text:span><text:span text:style-name="Emphasis"><text:span text:style-name="T6">replicas value under </text:span></text:span><text:span text:style-name="Source_20_Text"><text:span text:style-name="Emphasis"><text:span text:style-name="T11">spec.replicas</text:span></text:span></text:span><text:span text:style-name="Emphasis"><text:span text:style-name="T4"> </text:span></text:span><text:span text:style-name="Emphasis"><text:span text:style-name="T6">to more than one to make your application highly available.</text:span></text:span></text:p>
      <text:p text:style-name="P12"><text:bookmark text:name="4cb0"/><text:span text:style-name="Strong_20_Emphasis"><text:span text:style-name="T5">2. Use </text:span></text:span><text:span text:style-name="Source_20_Text"><text:span text:style-name="Strong_20_Emphasis"><text:span text:style-name="T12">RollingUpdate</text:span></text:span></text:span><text:span text:style-name="Strong_20_Emphasis"><text:span text:style-name="T4"> </text:span></text:span><text:span text:style-name="Strong_20_Emphasis"><text:span text:style-name="T5">update strategy for workload resources.</text:span></text:span></text:p>
      <text:p text:style-name="P6"><text:bookmark text:name="4027"/>Update strategy is used by Kubernetes to rollout new pods when you try to update existing workload resources (like Deployment, StatefuleSet, etc).</text:p>
      <text:p text:style-name="P12"><text:bookmark text:name="4389"/><text:soft-page-break/><text:span text:style-name="T4">If you try to update all pods of a </text:span><text:span text:style-name="Source_20_Text"><text:span text:style-name="T9">Deployment</text:span></text:span><text:span text:style-name="T4"> at once without an update strategy, your application may become unavailable during the update.</text:span></text:p>
      <text:p text:style-name="P6"><text:bookmark text:name="0e0b"/>Kubernetes allows you to configure an update strategy for your workload using</text:p>
      <text:list xml:id="list2048049646" text:style-name="L3">
        <text:list-item>
          <text:p text:style-name="P15"><text:bookmark text:name="48bc"/><text:span text:style-name="Source_20_Text"><text:span text:style-name="T9">spec.updateStrategy</text:span></text:span><text:span text:style-name="T4"> field DaemonSet and StatefuleSet</text:span></text:p>
        </text:list-item>
        <text:list-item>
          <text:p text:style-name="P15"><text:bookmark text:name="9c4b"/><text:span text:style-name="Source_20_Text"><text:span text:style-name="T9">spec.strategy</text:span></text:span><text:span text:style-name="T4"> field for Deployment</text:span></text:p>
        </text:list-item>
      </text:list>
      <text:p text:style-name="P12"><text:bookmark text:name="5916"/><text:span text:style-name="T4">For your apps, set the </text:span><text:span text:style-name="Source_20_Text"><text:span text:style-name="T9">type</text:span></text:span><text:span text:style-name="T4">of the update strategy to the </text:span><text:span text:style-name="Source_20_Text"><text:span text:style-name="T9">RollingUpdate</text:span></text:span><text:span text:style-name="T4">. when you set the </text:span><text:span text:style-name="Source_20_Text"><text:span text:style-name="T9">strategy</text:span></text:span><text:span text:style-name="T4"> type to </text:span><text:span text:style-name="Source_20_Text"><text:span text:style-name="T9">RollingUpdate</text:span></text:span><text:span text:style-name="T4"> , you can also specify </text:span><text:span text:style-name="Source_20_Text"><text:span text:style-name="T9">maxUnvailable</text:span></text:span><text:span text:style-name="T4"> and </text:span><text:span text:style-name="Source_20_Text"><text:span text:style-name="T9">maxSurge</text:span></text:span><text:span text:style-name="T4"> to control the rolling update process.</text:span></text:p>
      <text:p text:style-name="P6"><text:bookmark text:name="6028"/>For example:</text:p>
      <text:p text:style-name="P3"><text:bookmark text:name="a084"/>...</text:p>
      <text:p text:style-name="P3">spec:</text:p>
      <text:p text:style-name="P4"><text:s text:c="2"/><text:span text:style-name="T13">replicas: 3</text:span></text:p>
      <text:p text:style-name="P4"><text:s text:c="2"/><text:span text:style-name="T13">stragtey:</text:span></text:p>
      <text:p text:style-name="P4"><text:s text:c="4"/><text:span text:style-name="T13">type: RollingUpdate</text:span></text:p>
      <text:p text:style-name="P4"><text:s text:c="4"/><text:span text:style-name="T13">rollingUpdate:</text:span></text:p>
      <text:p text:style-name="P4"><text:s text:c="6"/><text:span text:style-name="T13">maxUnavailable: 1</text:span></text:p>
      <text:p text:style-name="P4"><text:soft-page-break/><text:s text:c="6"/><text:span text:style-name="T13">maxSurge: 0</text:span></text:p>
      <text:p text:style-name="P12"><text:bookmark text:name="4d1f"/><text:span text:style-name="Strong_20_Emphasis"><text:span text:style-name="T5">Max Unavailable :</text:span></text:span></text:p>
      <text:p text:style-name="P12"><text:bookmark text:name="6a6f"/><text:span text:style-name="Source_20_Text"><text:span text:style-name="T9">.spec.strategy.rollingUpdate.maxUnavailable</text:span></text:span><text:span text:style-name="T4"> is an optional field that specifies the maximum number of Pods that can be unavailable during the update process. The value can be an absolute number (for example, 5) or a percentage of desired Pods (for example, 10%). The absolute number is calculated from the percentage by rounding down. The value cannot be 0 if </text:span><text:span text:style-name="Source_20_Text"><text:span text:style-name="T9">.spec.strategy.rollingUpdate.maxSurge</text:span></text:span><text:span text:style-name="T4"> is 0. The default value is 25%.</text:span></text:p>
      <text:p text:style-name="P6"><text:bookmark text:name="20d3"/>For example, when this value is set to 30%, the old ReplicaSet can be scaled down to 70% of desired Pods immediately when the rolling update starts. Once new pods are ready, the old ReplicaSet can be scaled down further, followed by scaling up the new ReplicaSet, ensuring that the total number of Pods available at all times during the update is at least 70% of the desired Pods.</text:p>
      <text:p text:style-name="P12"><text:bookmark text:name="c518"/><text:span text:style-name="Strong_20_Emphasis"><text:span text:style-name="T5">Max Surge:</text:span></text:span></text:p>
      <text:p text:style-name="P12"><text:bookmark text:name="c0bf"/><text:span text:style-name="Source_20_Text"><text:span text:style-name="T9">.spec.strategy.rollingUpdate.maxSurge</text:span></text:span><text:span text:style-name="T4"> is an optional field that specifies the maximum number of Pods that can be created over the desired number of Pods. The value can be an absolute number (for example, 5) or a percentage of desired Pods (for example, 10%). The value cannot be 0 if </text:span><text:span text:style-name="Source_20_Text"><text:span text:style-name="T9">MaxUnavailable</text:span></text:span><text:span text:style-name="T4"> is 0. The absolute number is calculated from the percentage by rounding up. The default value is 25%.</text:span></text:p>
      <text:p text:style-name="P6"><text:bookmark text:name="32c2"/>For example, when this value is set to 30%, the new ReplicaSet can be scaled up immediately when the rolling update starts, such that the total number of old and new Pods does not exceed 130% of desired Pods. Once old Pods have been killed, the new ReplicaSet can be scaled up further, ensuring that the total <text:soft-page-break/>number of Pods running at any time during the update is at most 130% of desired Pods.</text:p>
      <text:p text:style-name="P12"><text:bookmark text:name="c198"/><text:span text:style-name="Emphasis"><text:span text:style-name="T6">DaemonSet</text:span></text:span></text:p>
      <text:p text:style-name="P12"><text:bookmark text:name="6a79"/><text:span text:style-name="T4">With </text:span><text:span text:style-name="Source_20_Text"><text:span text:style-name="T9">RollingUpdate</text:span></text:span><text:span text:style-name="T4"> update strategy, after you update a DaemonSet template, old DaemonSet pods will be killed, and new DaemonSet pods will be created automatically, in a controlled fashion. At most one pod of the DaemonSet will be running on each node during the whole update process.</text:span></text:p>
      <text:p text:style-name="P12"><text:bookmark text:name="cc4a"/><text:span text:style-name="Emphasis"><text:span text:style-name="T6">StatefulSet</text:span></text:span></text:p>
      <text:p text:style-name="P12"><text:bookmark text:name="d561"/><text:span text:style-name="T4">When a StatefulSet </text:span><text:span text:style-name="Source_20_Text"><text:span text:style-name="T9">.spec.updateStrategy.type</text:span></text:span><text:span text:style-name="T4"> is set to </text:span><text:span text:style-name="Source_20_Text"><text:span text:style-name="T9">RollingUpdate</text:span></text:span><text:span text:style-name="T4">, the StatefulSet controller will delete and recreate each Pod in the StatefulSet. It will proceed in the same order as Pod termination (from the largest ordinal to the smallest), updating each Pod one at a time.</text:span></text:p>
      <text:p text:style-name="P12"><text:bookmark text:name="1965"/><text:span text:style-name="Strong_20_Emphasis"><text:span text:style-name="T5">3. Spread Pods across your cluster among failure domains such as regions, zones, and nodes.</text:span></text:span></text:p>
      <text:p text:style-name="P12"><text:bookmark text:name="a274"/><text:span text:style-name="Emphasis"><text:span text:style-name="T6">Node Failures</text:span></text:span></text:p>
      <text:p text:style-name="P12"><text:bookmark text:name="9f35"/><text:span text:style-name="T4">Kubernetes automatically spreads the Pods for workload resources (such as </text:span><text:a xlink:type="simple" xlink:href="https://kubernetes.io/docs/concepts/workloads/controllers/deployment/" office:target-frame-name="_blank" xlink:show="new" text:style-name="Internet_20_link" text:visited-style-name="Visited_20_Internet_20_Link"><text:span text:style-name="T3">Deployment</text:span></text:a><text:span text:style-name="T4"> or </text:span><text:a xlink:type="simple" xlink:href="https://kubernetes.io/docs/concepts/workloads/controllers/statefulset/" office:target-frame-name="_blank" xlink:show="new" text:style-name="Internet_20_link" text:visited-style-name="Visited_20_Internet_20_Link"><text:span text:style-name="T3">StatefulSet</text:span></text:a><text:span text:style-name="T4">) across different nodes in a cluster. This spreading helps reduce the impact of failures of nodes.</text:span></text:p>
      <text:p text:style-name="P6"><text:bookmark text:name="630b"/>The cluster admin also needs to make sure that there are enough nodes in the Kubernetes cluster and that each node has enough resources so that each new pod of the workload can be scheduled on different nodes.</text:p>
      <text:p text:style-name="P12"><text:bookmark text:name="3729"/><text:span text:style-name="Emphasis"><text:span text:style-name="T6">Zone Failures</text:span></text:span></text:p>
      <text:p text:style-name="P6"><text:bookmark text:name="0d10"/>The concept of the zone, and regions are not intrinsic to Kubernetes but it is more tied with the public cloud providers.</text:p>
      <text:p text:style-name="P12"><text:bookmark text:name="4060"/><text:span text:style-name="T4">Kubernetes is designed so that a single Kubernetes cluster can run across multiple failure zones, typically where these zones fit </text:span><text:soft-page-break/><text:span text:style-name="T4">within a logical grouping called a </text:span><text:span text:style-name="Emphasis"><text:span text:style-name="T6">region</text:span></text:span><text:span text:style-name="T4">. Major cloud providers define a region as a set of failure zones (also called </text:span><text:span text:style-name="Emphasis"><text:span text:style-name="T6">availability zones</text:span></text:span><text:span text:style-name="T4">) that provide a consistent set of features: within a region, each zone offers the same APIs and services.</text:span></text:p>
      <text:p text:style-name="P6"><text:bookmark text:name="3dae"/>Typical cloud architectures aim to minimize the chance that a failure in one zone also impairs services in another zone.</text:p>
      <text:p text:style-name="P12"><text:bookmark text:name="fcbb"/><text:span text:style-name="Emphasis"><text:span text:style-name="T6">Distribute nodes across zones</text:span></text:span></text:p>
      <text:p text:style-name="P12"><text:bookmark text:name="072f"/><text:span text:style-name="T4">In order you to make your application resilient to a zone failure, you first need to distribute your Kubernetes cluster nodes across multiple zones or regions. Kubernetes’ core does not create nodes for you; you need to do that yourself or use a tool such as the </text:span><text:a xlink:type="simple" xlink:href="https://cluster-api.sigs.k8s.io/" office:target-frame-name="_blank" xlink:show="new" text:style-name="Internet_20_link" text:visited-style-name="Visited_20_Internet_20_Link"><text:span text:style-name="T3">Cluster API</text:span></text:a><text:span text:style-name="T4"> to manage nodes on your behalf.</text:span></text:p>
      <text:p text:style-name="P12"><text:bookmark text:name="cea0"/><text:span text:style-name="T4">If your cluster spans multiple zones or regions, you can use node labels in conjunction with </text:span><text:a xlink:type="simple" xlink:href="https://kubernetes.io/docs/concepts/workloads/pods/pod-topology-spread-constraints/" office:target-frame-name="_blank" xlink:show="new" text:style-name="Internet_20_link" text:visited-style-name="Visited_20_Internet_20_Link"><text:span text:style-name="T3">Pod topology spread constraints</text:span></text:a><text:span text:style-name="T4"> to control how Pods are spread across your cluster among fault domains: regions, zones, and even specific nodes. These hints enable the </text:span><text:a xlink:type="simple" xlink:href="https://kubernetes.io/docs/reference/command-line-tools-reference/kube-scheduler/" office:target-frame-name="_blank" xlink:show="new" text:style-name="Internet_20_link" text:visited-style-name="Visited_20_Internet_20_Link"><text:span text:style-name="T3">scheduler</text:span></text:a><text:span text:style-name="T4"> to place Pods for better-expected availability, reducing the risk that a correlated failure affects your whole workload.</text:span></text:p>
      <text:p text:style-name="P6"><text:bookmark text:name="3483"/>There are different methods that can be used for assigning pods to nodes</text:p>
      <text:list xml:id="list3208202406" text:style-name="L4">
        <text:list-item>
          <text:p text:style-name="P7"><text:bookmark text:name="47b4"/>Using node selectors with node labels</text:p>
        </text:list-item>
        <text:list-item>
          <text:p text:style-name="P16"><text:bookmark text:name="a6ec"/><text:a xlink:type="simple" xlink:href="https://kubernetes.io/docs/concepts/scheduling-eviction/assign-pod-node/#affinity-and-anti-affinity" office:target-frame-name="_blank" xlink:show="new" text:style-name="Internet_20_link" text:visited-style-name="Visited_20_Internet_20_Link"><text:span text:style-name="T3">Affinity and anti-affinity rules</text:span></text:a></text:p>
        </text:list-item>
        <text:list-item>
          <text:p text:style-name="P16"><text:bookmark text:name="4d97"/><text:span text:style-name="Source_20_Text"><text:span text:style-name="T9">nodeName</text:span></text:span><text:span text:style-name="T4"> field</text:span></text:p>
        </text:list-item>
      </text:list>
      <text:p text:style-name="P12"><text:bookmark text:name="e05d"/><text:span text:style-name="T4">For scheduling your pods to different failure domains, you need to use pod affinity with </text:span><text:span text:style-name="Source_20_Text"><text:span text:style-name="T9">topologyKey</text:span></text:span><text:span text:style-name="T4"> which value will be equal to the label of the failure domain.</text:span></text:p>
      <text:p text:style-name="P6"><text:bookmark text:name="bae5"/>There are two types of pod affinity:</text:p>
      <text:list xml:id="list3653816422" text:style-name="L5">
        <text:list-item>
          <text:p text:style-name="P17"><text:bookmark text:name="06a6"/><text:span text:style-name="Source_20_Text"><text:span text:style-name="T9">requiredDuringSchedulingIgnoredDuringExecution</text:span></text:span><text:span text:style-name="T4">: The scheduler can't schedule the Pod unless the rule is met. This </text:span><text:soft-page-break/><text:span text:style-name="T4">functions like </text:span><text:span text:style-name="Source_20_Text"><text:span text:style-name="T9">nodeSelector</text:span></text:span><text:span text:style-name="T4">, but with a more expressive syntax.</text:span></text:p>
        </text:list-item>
        <text:list-item>
          <text:p text:style-name="P17"><text:bookmark text:name="24f7"/><text:span text:style-name="Source_20_Text"><text:span text:style-name="T9">preferredDuringSchedulingIgnoredDuringExecution</text:span></text:span><text:span text:style-name="T4">: The scheduler tries to find a node that meets the rule. If a matching node is not available, the scheduler still schedules the Pod.</text:span></text:p>
        </text:list-item>
      </text:list>
      <text:p text:style-name="P12"><text:bookmark text:name="eda3"/><text:span text:style-name="Source_20_Text"><text:span text:style-name="Strong_20_Emphasis"><text:span text:style-name="T12">topologyKey</text:span></text:span></text:span><text:span text:style-name="T4"> is the key of node labels. If two Nodes are labeled with this key and have identical values for that label, the scheduler treats both Nodes as being in the same topology. The scheduler tries to place a balanced number of Pods into each topology domain.</text:span></text:p>
      <text:p text:style-name="P6"><text:bookmark text:name="db7c"/>For example,</text:p>
      <text:p text:style-name="P3"><text:bookmark text:name="ea38"/>kind: Deployment </text:p>
      <text:p text:style-name="P3">metadata:</text:p>
      <text:p text:style-name="P4"><text:s text:c="2"/><text:span text:style-name="T13">name: component</text:span></text:p>
      <text:p text:style-name="P3">spec:</text:p>
      <text:p text:style-name="P4"><text:s text:c="2"/><text:span text:style-name="T13">affinity:</text:span></text:p>
      <text:p text:style-name="P4"><text:s text:c="4"/><text:span text:style-name="T13">podAntiAffinity:</text:span></text:p>
      <text:p text:style-name="P4"><text:s text:c="6"/><text:span text:style-name="T13">preferredDuringSchedulingIgnoredDuringExecution:</text:span></text:p>
      <text:p text:style-name="P4"><text:soft-page-break/><text:s text:c="6"/><text:span text:style-name="T13">- labelSelector:</text:span></text:p>
      <text:p text:style-name="P4"><text:s text:c="9"/><text:span text:style-name="T13">matchExpressions:</text:span></text:p>
      <text:p text:style-name="P4"><text:s text:c="9"/><text:span text:style-name="T13">- key: component</text:span></text:p>
      <text:p text:style-name="P4"><text:s text:c="11"/><text:span text:style-name="T13">operator: In <text:s/></text:span></text:p>
      <text:p text:style-name="P4"><text:s text:c="11"/><text:span text:style-name="T13">values: <text:s/></text:span></text:p>
      <text:p text:style-name="P4"><text:s text:c="11"/><text:span text:style-name="T13">- component </text:span></text:p>
      <text:p text:style-name="P4"><text:s text:c="9"/><text:span text:style-name="T13">topologyKey: "failure-domain.beta.kubernetes.io/zone"</text:span></text:p>
      <text:p text:style-name="P6"><text:bookmark text:name="76c5"/>The above affinity rule will make sure that nodes are evenly distributed across the different zone.</text:p>
      <text:p text:style-name="P12"><text:bookmark text:name="0a54"/><text:span text:style-name="Emphasis"><text:span text:style-name="T6">If you use cloud provider controllers, labels related to zone, region, etc gets automatically added on each node, otherwise, these labels need to be added by cluster admin while provisioning new nodes for the Kubernetes cluster.</text:span></text:span></text:p>
      <text:p text:style-name="P12"><text:bookmark text:name="bfc5"/><text:span text:style-name="Strong_20_Emphasis"><text:span text:style-name="T5">4. Handle voluntary disruptions using a pod disruption budget</text:span></text:span></text:p>
      <text:p text:style-name="P12"><text:bookmark text:name="c0b0"/><text:span text:style-name="T4">There are two types of </text:span><text:a xlink:type="simple" xlink:href="https://kubernetes.io/docs/concepts/workloads/pods/disruptions/" office:target-frame-name="_blank" xlink:show="new" text:style-name="Internet_20_link" text:visited-style-name="Visited_20_Internet_20_Link"><text:span text:style-name="T3">disruptions</text:span></text:a><text:span text:style-name="T4"> that can happen to your pods running on a Kubernetes cluster.</text:span></text:p>
      <text:p text:style-name="P12"><text:bookmark text:name="c375"/><text:span text:style-name="Strong_20_Emphasis"><text:span text:style-name="T5">Involuntary disruptions</text:span></text:span></text:p>
      <text:p text:style-name="P6"><text:bookmark text:name="b6ab"/>Involuntary disruptions are unavoidable hardware or system software errors. For example,</text:p>
      <text:list xml:id="list578567200" text:style-name="L6">
        <text:list-item>
          <text:p text:style-name="P8"><text:bookmark text:name="f998"/>A hardware failure of the physical machine backing the node</text:p>
        </text:list-item>
        <text:list-item>
          <text:p text:style-name="P8"><text:bookmark text:name="3bb9"/>Cluster administrator deletes VM (instance) by mistake</text:p>
        </text:list-item>
        <text:list-item>
          <text:p text:style-name="P8"><text:bookmark text:name="687e"/><text:soft-page-break/>Cloud provider or hypervisor failure makes VM disappear</text:p>
        </text:list-item>
        <text:list-item>
          <text:p text:style-name="P8"><text:bookmark text:name="7400"/>A kernel panic</text:p>
        </text:list-item>
        <text:list-item>
          <text:p text:style-name="P8"><text:bookmark text:name="2411"/>The node disappears from the cluster due to cluster network partition</text:p>
        </text:list-item>
        <text:list-item>
          <text:p text:style-name="P18"><text:bookmark text:name="650c"/><text:span text:style-name="T4">Eviction of a pod due to the node being </text:span><text:a xlink:type="simple" xlink:href="https://kubernetes.io/docs/concepts/scheduling-eviction/node-pressure-eviction/" office:target-frame-name="_blank" xlink:show="new" text:style-name="Internet_20_link" text:visited-style-name="Visited_20_Internet_20_Link"><text:span text:style-name="T3">out-of-resources</text:span></text:a><text:span text:style-name="T4">.</text:span></text:p>
        </text:list-item>
      </text:list>
      <text:p text:style-name="P12"><text:bookmark text:name="3b02"/><text:span text:style-name="Strong_20_Emphasis"><text:span text:style-name="T5">Voluntary Disruptions</text:span></text:span></text:p>
      <text:p text:style-name="P6"><text:bookmark text:name="2695"/>Voluntary disruptions are disruptions caused by actions initiated by the application owner and cluster administrator.</text:p>
      <text:p text:style-name="P12"><text:bookmark text:name="fcf0"/><text:span text:style-name="Emphasis"><text:span text:style-name="T6">Application Owner</text:span></text:span><text:span text:style-name="T4"> actions include</text:span></text:p>
      <text:list xml:id="list1023518717" text:style-name="L7">
        <text:list-item>
          <text:p text:style-name="P9"><text:bookmark text:name="f99a"/>Deleting the deployment or other controller that manages the pod</text:p>
        </text:list-item>
        <text:list-item>
          <text:p text:style-name="P9"><text:bookmark text:name="00a2"/>Updating a deployment’s pod template causes a restart</text:p>
        </text:list-item>
        <text:list-item>
          <text:p text:style-name="P9"><text:bookmark text:name="f86c"/>Directly deleting a pod (e.g. by accident)</text:p>
        </text:list-item>
      </text:list>
      <text:p text:style-name="P12"><text:bookmark text:name="d9ca"/><text:span text:style-name="Emphasis"><text:span text:style-name="T6">Cluster administrator</text:span></text:span><text:span text:style-name="T4"> actions include:</text:span></text:p>
      <text:list xml:id="list2597579334" text:style-name="L8">
        <text:list-item>
          <text:p text:style-name="P19"><text:bookmark text:name="2800"/><text:a xlink:type="simple" xlink:href="https://kubernetes.io/docs/tasks/administer-cluster/safely-drain-node/" office:target-frame-name="_blank" xlink:show="new" text:style-name="Internet_20_link" text:visited-style-name="Visited_20_Internet_20_Link"><text:span text:style-name="T3">Draining a node</text:span></text:a><text:span text:style-name="T4"> for repair or upgrade.</text:span></text:p>
        </text:list-item>
        <text:list-item>
          <text:p text:style-name="P19"><text:bookmark text:name="cabd"/><text:span text:style-name="T4">Draining a node from a cluster to scale the cluster down (learn about </text:span><text:a xlink:type="simple" xlink:href="https://github.com/kubernetes/autoscaler/#readme" office:target-frame-name="_blank" xlink:show="new" text:style-name="Internet_20_link" text:visited-style-name="Visited_20_Internet_20_Link"><text:span text:style-name="T3">Cluster Autoscaling</text:span></text:a><text:span text:style-name="T4"> ).</text:span></text:p>
        </text:list-item>
        <text:list-item>
          <text:p text:style-name="P10"><text:bookmark text:name="03dc"/>Removing a pod from a node to permit something else to fit on that node.</text:p>
        </text:list-item>
      </text:list>
      <text:p text:style-name="P6"><text:bookmark text:name="55e2"/>These actions might be taken by the cluster administrator or the automation run by the cluster administrator or your cloud hosting provider.</text:p>
      <text:p text:style-name="P6"><text:bookmark text:name="008a"/>Some ways to handle involuntary disruptions are</text:p>
      <text:list xml:id="list3627418935" text:style-name="L9">
        <text:list-item>
          <text:p text:style-name="P20"><text:bookmark text:name="c5e1"/><text:span text:style-name="T4">Ensure your pod </text:span><text:a xlink:type="simple" xlink:href="https://kubernetes.io/docs/tasks/configure-pod-container/assign-memory-resource" office:target-frame-name="_blank" xlink:show="new" text:style-name="Internet_20_link" text:visited-style-name="Visited_20_Internet_20_Link"><text:span text:style-name="T3">requests the resources</text:span></text:a><text:span text:style-name="T4"> it needs.</text:span></text:p>
        </text:list-item>
        <text:list-item>
          <text:p text:style-name="P11"><text:bookmark text:name="62fd"/>Replicate your application for higher availability.</text:p>
        </text:list-item>
        <text:list-item>
          <text:p text:style-name="P11"><text:bookmark text:name="f17f"/>When running replicated applications, spread applications across racks or across zones</text:p>
        </text:list-item>
      </text:list>
      <text:p text:style-name="P6"><text:bookmark text:name="0e68"/>Handling Voluntary disruptions</text:p>
      <text:p text:style-name="P6"><text:bookmark text:name="62c2"/>As an application owner, you can create a PodDisruptionBudget (PDB) for each application. A PDB limits the number of Pods of a replicated application that are down simultaneously from voluntary disruptions. For example, a quorum-based application <text:soft-page-break/>would like to ensure that the number of replicas running is never brought below the number needed for a quorum. A web front end might want to ensure that the number of replicas serving load never falls below a certain percentage of the total.</text:p>
      <text:p text:style-name="P12"><text:bookmark text:name="b497"/><text:span text:style-name="T4">A PDB specifies the number of replicas that an application can tolerate having, relative to how many it is intended to have. For example, a Deployment that has a </text:span><text:span text:style-name="Source_20_Text"><text:span text:style-name="T9">.spec.replicas: 5</text:span></text:span><text:span text:style-name="T4"> is supposed to have 5 pods at any given time. If its PDB allows for there to be 4 at a time, then the Eviction API will allow voluntary disruption of one (but not two) pods at a time.</text:span></text:p>
      <text:p text:style-name="P6"><text:bookmark text:name="856c"/>The group of pods that comprise the application is specified using a label selector, the same as the one used by the application’s controller (deployment, stateful-set, etc).</text:p>
      <text:p text:style-name="P12"><text:bookmark text:name="ae14"/><text:span text:style-name="T4">A </text:span><text:span text:style-name="Source_20_Text"><text:span text:style-name="T9">PodDisruptionBudget</text:span></text:span><text:span text:style-name="T4"> has three fields:</text:span></text:p>
      <text:list xml:id="list3836308480" text:style-name="L10">
        <text:list-item>
          <text:p text:style-name="P21"><text:bookmark text:name="a4dd"/><text:span text:style-name="T4">A label selector </text:span><text:span text:style-name="Source_20_Text"><text:span text:style-name="T9">.spec.selector</text:span></text:span><text:span text:style-name="T4"> specifies the set of pods to which it applies. This field is required.</text:span></text:p>
        </text:list-item>
        <text:list-item>
          <text:p text:style-name="P21"><text:bookmark text:name="1941"/><text:span text:style-name="Source_20_Text"><text:span text:style-name="T9">.spec.minAvailable</text:span></text:span><text:span text:style-name="T4"> which is a description of the number of pods from that set that must still be available after the eviction, even in the absence of the evicted pod. </text:span><text:span text:style-name="Source_20_Text"><text:span text:style-name="T9">minAvailable</text:span></text:span><text:span text:style-name="T4"> can be either an absolute number or a percentage.</text:span></text:p>
        </text:list-item>
        <text:list-item>
          <text:p text:style-name="P21"><text:bookmark text:name="4b74"/><text:span text:style-name="Source_20_Text"><text:span text:style-name="T9">.spec.maxUnavailable</text:span></text:span><text:span text:style-name="T4"> (available in Kubernetes 1.7 and higher) which is a description of the number of pods from that set that can be unavailable after the eviction. It can be either an absolute number or a percentage.</text:span></text:p>
        </text:list-item>
      </text:list>
      <text:p text:style-name="P3"><text:bookmark text:name="3c07"/>apiVersion: policy/v1 </text:p>
      <text:p text:style-name="P3">kind: PodDisruptionBudget</text:p>
      <text:p text:style-name="P3"><text:soft-page-break/>metadata:</text:p>
      <text:p text:style-name="P4"><text:s text:c="2"/><text:span text:style-name="T13">name: my-app-pdb</text:span></text:p>
      <text:p text:style-name="P3">spec:</text:p>
      <text:p text:style-name="P4"><text:s text:c="2"/><text:span text:style-name="T13">minAvailable: 2</text:span></text:p>
      <text:p text:style-name="P4"><text:s text:c="2"/><text:span text:style-name="T13">selector:</text:span></text:p>
      <text:p text:style-name="P4"><text:s text:c="4"/><text:span text:style-name="T13">matchLabels:</text:span></text:p>
      <text:p text:style-name="P4"><text:s text:c="6"/><text:span text:style-name="T13">app: my-app</text:span></text:p>
      <text:p text:style-name="P12"><text:bookmark text:name="9bd8"/><text:span text:style-name="T4">You can specify only one of </text:span><text:span text:style-name="Source_20_Text"><text:span text:style-name="T9">maxUnavailable</text:span></text:span><text:span text:style-name="T4"> and </text:span><text:span text:style-name="Source_20_Text"><text:span text:style-name="T9">minAvailable</text:span></text:span><text:span text:style-name="T4"> in a single </text:span><text:span text:style-name="Source_20_Text"><text:span text:style-name="T9">PodDisruptionBudget</text:span></text:span></text:p>
      <text:p text:style-name="P12"><text:bookmark text:name="5261"/><text:span text:style-name="T4">Example 1: With a </text:span><text:span text:style-name="Source_20_Text"><text:span text:style-name="T9">minAvailable</text:span></text:span><text:span text:style-name="T4"> of 5, evictions are allowed as long as they leave behind 5 or more healthy pods among those selected by the PodDisruptionBudget's </text:span><text:span text:style-name="Source_20_Text"><text:span text:style-name="T9">selector</text:span></text:span><text:span text:style-name="T4">.</text:span></text:p>
      <text:p text:style-name="P12"><text:bookmark text:name="79ce"/><text:span text:style-name="T4">Example 2: With a </text:span><text:span text:style-name="Source_20_Text"><text:span text:style-name="T9">minAvailable</text:span></text:span><text:span text:style-name="T4"> of 30%, evictions are allowed as long as at least 30% of the number of desired replicas are healthy.</text:span></text:p>
      <text:p text:style-name="P12"><text:bookmark text:name="c986"/><text:span text:style-name="T4">Example 3: With a </text:span><text:span text:style-name="Source_20_Text"><text:span text:style-name="T9">maxUnavailable</text:span></text:span><text:span text:style-name="T4"> of 5, evictions are allowed as long as there are at most 5 unhealthy replicas among the total number of desired replicas.</text:span></text:p>
      <text:p text:style-name="P12"><text:bookmark text:name="8f62"/><text:span text:style-name="T4">Example 4: With a </text:span><text:span text:style-name="Source_20_Text"><text:span text:style-name="T9">maxUnavailable</text:span></text:span><text:span text:style-name="T4"> of 30%, evictions are allowed as long as no more than 30% of the desired replicas are unhealthy.</text:span></text:p>
      <text:p text:style-name="P6"><text:bookmark text:name="40b7"/>Note:</text:p>
      <text:list xml:id="list185464473" text:style-name="L11">
        <text:list-item>
          <text:p text:style-name="P22"><text:bookmark text:name="9778"/><text:soft-page-break/><text:a xlink:type="simple" xlink:href="https://kubernetes.io/docs/concepts/workloads/pods/disruptions/#voluntary-and-involuntary-disruptions" office:target-frame-name="_blank" xlink:show="new" text:style-name="Internet_20_link" text:visited-style-name="Visited_20_Internet_20_Link"><text:span text:style-name="Emphasis"><text:span text:style-name="T8">Involuntary disruptions</text:span></text:span></text:a><text:span text:style-name="Emphasis"><text:span text:style-name="T4"> </text:span></text:span><text:span text:style-name="Emphasis"><text:span text:style-name="T6">cannot be prevented by PDBs; however, they do count against the budget.</text:span></text:span></text:p>
        </text:list-item>
        <text:list-item>
          <text:p text:style-name="P22"><text:bookmark text:name="11ed"/><text:span text:style-name="Emphasis"><text:span text:style-name="T6">Cluster managers and hosting providers should use tools that respect PodDisruptionBudgets by calling the </text:span></text:span><text:a xlink:type="simple" xlink:href="https://kubernetes.io/docs/tasks/administer-cluster/safely-drain-node/#eviction-api" office:target-frame-name="_blank" xlink:show="new" text:style-name="Internet_20_link" text:visited-style-name="Visited_20_Internet_20_Link"><text:span text:style-name="Emphasis"><text:span text:style-name="T8">Eviction API</text:span></text:span></text:a><text:span text:style-name="Emphasis"><text:span text:style-name="T4"> </text:span></text:span><text:span text:style-name="Emphasis"><text:span text:style-name="T6">instead of directly deleting pods or deployments.</text:span></text:span></text:p>
        </text:list-item>
      </text:list>
      <text:p text:style-name="P6"><text:bookmark text:name="e796"/>References:</text:p>
      <text:list xml:id="list622202920" text:style-name="L12">
        <text:list-item>
          <text:p text:style-name="P23"><text:bookmark text:name="0520"/><text:a xlink:type="simple" xlink:href="https://kubernetes.io/docs/home/" office:target-frame-name="_blank" xlink:show="new" text:style-name="Internet_20_link" text:visited-style-name="Visited_20_Internet_20_Link"><text:span text:style-name="T3">Kubernetes Docs</text:span></text:a></text:p>
        </text:list-item>
        <text:list-item>
          <text:p text:style-name="P23"><text:bookmark text:name="21be"/><text:a xlink:type="simple" xlink:href="https://www.youtube.com/watch?v=NpT9RraqKdY" office:target-frame-name="_blank" xlink:show="new" text:style-name="Internet_20_link" text:visited-style-name="Visited_20_Internet_20_Link"><text:span text:style-name="T3">https://www.youtube.com/watch?v=NpT9RraqKdY</text:span></text:a></text:p>
        </text:list-item>
      </text:list>
      <text:p text:style-name="P24">61</text:p>
      <text:p text:style-name="P25"/>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nlo" svg:font-family="Menlo, Monaco, 'Courier New', Courier,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style:font-face style:name="sohne" svg:font-family="sohne, 'Helvetica Neue', Helvetica, Arial, sans-serif"/>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0T11:42:21.003000000</meta:creation-date>
    <dc:date>2022-09-20T11:43:05.442000000</dc:date>
    <meta:editing-duration>PT44S</meta:editing-duration>
    <meta:editing-cycles>1</meta:editing-cycles>
    <meta:document-statistic meta:table-count="0" meta:image-count="0" meta:object-count="0" meta:page-count="12" meta:paragraph-count="133" meta:word-count="2193" meta:character-count="13720" meta:non-whitespace-character-count="11567"/>
    <meta:generator>LibreOffice/7.3.2.2$Windows_X86_64 LibreOffice_project/49f2b1bff42cfccbd8f788c8dc32c1c309559be0</meta:generator>
  </office:meta>
</office:document-meta>
</file>